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453129" style:family="table">
      <style:table-properties style:rel-width="100" table: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h text:outline-level="1">Duurzaamheidsanalyse</text:h>
        <table:table table:name="453129" table:style="453129">
          <table:table-column table:number-columns-repeated="2"/>
          <table:table-row>
            <table:table-cell office:value-type="string">
              <text:p><text:span>1. Heeft het bedrijf een MVO verantwoordelijke?   </text:span></text:p>
            </table:table-cell>
            <table:table-cell office:value-type="string">
              <text:p><text:span>Ja</text:span></text:p>
            </table:table-cell>
          </table:table-row>
          <table:table-row>
            <table:table-cell office:value-type="string">
              <text:p><text:span> De milieu-impact
</text:span></text:p>
              <text:p><text:span> De milieu-impact
</text:span></text:p>
              <text:p><text:span>
</text:span></text:p>
              <text:p><text:span> De milieu-impact
</text:span></text:p>
              <text:p><text:span> De milieu-impact
</text:span></text:p>
              <text:p><text:span>
</text:span></text:p>
              <text:p><text:span> De milieu-impact</text:span></text:p>
            </table:table-cell>
          </table:table-row>
          <table:table-row>
            <table:table-cell office:value-type="string">
              <text:p><text:span>2. Is er aandacht voor duurzaamheid op de eigen website, in folders en publicaties, bij productinformatie, in jaarverslagen? </text:span></text:p>
            </table:table-cell>
            <table:table-cell office:value-type="string">
              <text:p><text:span>Nee</text:span></text:p>
            </table:table-cell>
          </table:table-row>
          <table:table-row>
            <table:table-cell office:value-type="string">
              <text:p><text:span>Ga aandacht besteden aan duurzaamheid en MVO op  uw websiteGa aandacht besteden aan duurzaamheid en MVO in uw foldersGa aandacht besteden aan duurzaamheid en MVO in uw publicatiesGa aandacht besteden aan duurzaamheid en MVO in uw productinformatieGa aandacht besteden aan duurzaamheid en MVO in uw jaarverslagen</text:span></text:p>
            </table:table-cell>
          </table:table-row>
          <table:table-row>
            <table:table-cell office:value-type="string">
              <text:p><text:span>3. Heeft de organisatie een helder personeelsbeleid (inclusief stagiaires), en volgt / handhaaft zij de CAO?</text:span></text:p>
            </table:table-cell>
            <table:table-cell office:value-type="string">
              <text:p><text:span>Ja</text:span></text:p>
            </table:table-cell>
          </table:table-row>
          <table:table-row>
            <table:table-cell office:value-type="string">
              <text:p><text:span/></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Heading_1" style:family="text">
      <style:text-properties fo:font-size="24pt" style:font-size-asian="24pt" style:font-size-complex="24pt" fo:color="#9d983d" fo:font-weight="bold" style:font-weight-asian="bold"/>
    </style:style>
    <style:style style:name="myOwnTableStyle" style:family="table">
      <style:table-properties style:rel-width="100" table:align="center"/>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5-06-18T14:37:08.000</dc:date>
    <meta:generator>PHPWord</meta:generator>
    <meta:initial-creator/>
    <meta:creation-date>2015-06-18T14:37:08.000</meta:creation-date>
    <meta:keyword/>
    <meta:user-defined meta:name="Category"/>
    <meta:user-defined meta:name="Company"/>
    <meta:user-defined meta:name="Manager"/>
  </office:meta>
</office:document-meta>
</file>